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4cm" fo:wrap-option="wrap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15cm" fo:min-width="4cm" fo:wrap-option="wrap"/>
    </style:style>
    <style:style style:name="gr3" style:family="graphic" style:parent-style-name="standard">
      <style:graphic-properties svg:stroke-width="0.1cm" draw:marker-start-width="0.6cm" draw:marker-end="Arrow" draw:marker-end-width="0.35cm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7cm" fo:min-width="4.98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5cm" fo:min-width="7.5cm" fo:wrap-option="wrap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25cm" fo:min-width="4cm" fo:wrap-option="wrap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3.65cm" fo:min-width="7.5cm" fo:wrap-option="wrap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45cm" fo:min-width="7.5cm" fo:wrap-option="wrap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35cm" fo:min-width="4cm" fo:wrap-option="wrap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15cm" fo:min-width="2.5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24pt" style:text-underline-style="solid" style:text-underline-width="auto" style:text-underline-color="font-color" style:font-size-asian="24pt" style:font-size-complex="24pt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cm" svg:height="1cm" svg:x="1.5cm" svg:y="5.2cm">
          <text:p text:style-name="P1"><text:span text:style-name="T1">main()</text:span></text:p>
          <text:p text:style-name="P1"><text:span text:style-name="T1">- sort mov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cm" svg:height="3.4cm" svg:x="1.5cm" svg:y="17.5cm">
          <text:p text:style-name="P1"><text:span text:style-name="T1">main()</text:span></text:p>
          <text:p text:style-name="P1"><text:span text:style-name="T1">- display statistics</text:span></text:p>
          <text:p text:style-name="P1"><text:span text:style-name="T1">- read binary output</text:span></text:p>
          <text:p text:style-name="P1"><text:span text:style-name="T1"><text:s text:c="2"/></text:span><text:span text:style-name="T1">file into buffer</text:span></text:p>
          <text:p text:style-name="P1"><text:span text:style-name="T1">- delete binary output</text:span></text:p>
          <text:p text:style-name="P1"><text:span text:style-name="T1"><text:s text:c="2"/></text:span><text:span text:style-name="T1">file</text:span></text:p>
          <text:p text:style-name="P1"><text:span text:style-name="T1">- write include outfi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25cm" svg:x1="10.5cm" svg:y1="15.4cm" svg:x2="3.75cm" svg:y2="17.5cm" draw:start-shape="id1" draw:start-glue-point="2" draw:end-shape="id2" draw:end-glue-point="0" svg:d="M10500 15400v1300h-6750v800" svg:viewBox="0 0 6751 2101">
          <text:p/>
        </draw:connector>
        <draw:frame draw:style-name="gr4" draw:text-style-name="P4" draw:layer="layout" svg:width="3.952cm" svg:height="0.963cm" svg:x="6.547cm" svg:y="15.787cm">
          <draw:text-box>
            <text:p>last CRC-40</text:p>
          </draw:text-box>
        </draw:frame>
        <draw:frame draw:style-name="gr5" draw:text-style-name="P4" draw:layer="layout" svg:width="5.011cm" svg:height="0.963cm" svg:x="14.5cm" svg:y="12.537cm">
          <draw:text-box>
            <text:p>not last CRC-40</text:p>
          </draw:text-box>
        </draw:frame>
        <draw:frame draw:style-name="gr6" draw:text-style-name="P6" draw:layer="layout" svg:width="5.485cm" svg:height="1.907cm" svg:x="7.758cm" svg:y="2.4cm">
          <draw:text-box>
            <text:p text:style-name="P5"><text:span text:style-name="T2">Second Pass</text:span></text:p>
            <text:p text:style-name="P5"><text:span text:style-name="T3">(continued)</text:span></text:p>
          </draw:text-box>
        </draw:frame>
        <draw:custom-shape draw:style-name="gr7" draw:text-style-name="P2" xml:id="id4" draw:id="id4" draw:layer="layout" svg:width="8cm" svg:height="2cm" svg:x="6.5cm" svg:y="6.4cm">
          <text:p text:style-name="P1"><text:span text:style-name="T1">Util_Sort_Moves()</text:span></text:p>
          <text:p text:style-name="P1"><text:span text:style-name="T1">- sort moves by </text:span><text:span text:style-name="T4">position CRC-40</text:span></text:p>
          <text:p text:style-name="P1"><text:span text:style-name="T4"><text:s text:c="2"/></text:span><text:span text:style-name="T1">in ascending order</text:span></text:p>
          <text:p text:style-name="P1"><text:span text:style-name="T1">- double move entries still possib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75cm" svg:y1="6.2cm" svg:x2="6.5cm" svg:y2="7.4cm" draw:start-shape="id3" draw:start-glue-point="2" draw:end-shape="id4" draw:end-glue-point="3" svg:d="M3750 6200v1200h2750" svg:viewBox="0 0 2751 1201">
          <text:p/>
        </draw:connector>
        <draw:custom-shape draw:style-name="gr8" draw:text-style-name="P2" xml:id="id5" draw:id="id5" draw:layer="layout" svg:width="4.5cm" svg:height="1.5cm" svg:x="1.5cm" svg:y="9.6cm">
          <text:p text:style-name="P1"><text:span text:style-name="T1">main()</text:span></text:p>
          <text:p text:style-name="P1"><text:span text:style-name="T1">- open binary outfile</text:span></text:p>
          <text:p text:style-name="P1"><text:span text:style-name="T1">- write binary outfi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15cm" svg:x1="10.5cm" svg:y1="8.4cm" svg:x2="3.75cm" svg:y2="9.6cm" draw:start-shape="id4" draw:start-glue-point="2" draw:end-shape="id5" draw:end-glue-point="0" svg:d="M10500 8400v450h-6750v750" svg:viewBox="0 0 6751 1201">
          <text:p/>
        </draw:connector>
        <draw:custom-shape draw:style-name="gr9" draw:text-style-name="P2" xml:id="id1" draw:id="id1" draw:layer="layout" svg:width="8cm" svg:height="3.9cm" svg:x="6.5cm" svg:y="11.5cm">
          <text:p text:style-name="P1"><text:span text:style-name="T1">Conv_Write_Output_Bin_File()</text:span></text:p>
          <text:p text:style-name="P1"><text:span text:style-name="T1">- for positions with same CRC-40 (consecutive due to the sorting):</text:span></text:p>
          <text:p text:style-name="P1"><text:span text:style-name="T1"><text:s text:c="2"/></text:span><text:span text:style-name="T1">- gather all listed different moves</text:span></text:p>
          <text:p text:style-name="P1"><text:span text:style-name="T1"><text:s text:c="4"/></text:span><text:span text:style-name="T1">(</text:span><text:span text:style-name="T4">transposition recognition</text:span><text:span text:style-name="T1">)</text:span></text:p>
          <text:p text:style-name="P1"><text:span text:style-name="T1"><text:s text:c="2"/></text:span><text:span text:style-name="T1">- write position CRC-40, number of</text:span></text:p>
          <text:p text:style-name="P1"><text:span text:style-name="T1"><text:s text:c="4"/></text:span><text:span text:style-name="T1">different moves and the moves</text:span></text:p>
          <text:p text:style-name="P1"><text:span text:style-name="T1"><text:s text:c="4"/></text:span><text:span text:style-name="T1">themselve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3.75cm" svg:y1="11.1cm" svg:x2="6.5cm" svg:y2="13.45cm" draw:start-shape="id5" draw:start-glue-point="2" draw:end-shape="id1" draw:end-glue-point="3" svg:d="M3750 11100v2350h2750" svg:viewBox="0 0 2751 2351">
          <text:p/>
        </draw:connector>
        <draw:connector draw:style-name="gr3" draw:text-style-name="P3" draw:layer="layout" draw:line-skew="4.499cm -0.499cm" svg:x1="14.5cm" svg:y1="13.45cm" svg:x2="10.5cm" svg:y2="11.5cm" draw:start-shape="id1" draw:start-glue-point="1" draw:end-shape="id1" draw:end-glue-point="0" svg:d="M14500 13450h5000v-2950h-9000v1000" svg:viewBox="0 0 9001 2951">
          <text:p/>
        </draw:connector>
        <draw:connector draw:style-name="gr3" draw:text-style-name="P3" draw:layer="layout" svg:x1="3.75cm" svg:y1="20.9cm" svg:x2="6.5cm" svg:y2="21.65cm" draw:start-shape="id2" draw:start-glue-point="2" draw:end-shape="id6" draw:end-glue-point="3" svg:d="M3750 20900v750h2750" svg:viewBox="0 0 2751 751">
          <text:p/>
        </draw:connector>
        <draw:connector draw:style-name="gr3" draw:text-style-name="P3" draw:layer="layout" svg:x1="3.749cm" svg:y1="4.287cm" svg:x2="3.75cm" svg:y2="5.2cm" draw:end-shape="id3" draw:end-glue-point="0" svg:d="M3749 4287v206h1v707" svg:viewBox="0 0 2 914">
          <text:p/>
        </draw:connector>
        <draw:custom-shape draw:style-name="gr10" draw:text-style-name="P2" xml:id="id6" draw:id="id6" draw:layer="layout" svg:width="8cm" svg:height="2.7cm" svg:x="6.5cm" svg:y="20.3cm">
          <text:p text:style-name="P1"><text:span text:style-name="T1">Conv_Write_Output_Include_File()</text:span></text:p>
          <text:p text:style-name="P1"><text:span text:style-name="T1">- generate cache indices</text:span></text:p>
          <text:p text:style-name="P1"><text:span text:style-name="T1">- convert the binary book data and the</text:span></text:p>
          <text:p text:style-name="P1"><text:span text:style-name="T1"><text:s text:c="2"/></text:span><text:span text:style-name="T1">cache indices to C style include ASCII</text:span></text:p>
          <text:p text:style-name="P1"><text:span text:style-name="T1"><text:s text:c="2"/></text:span><text:span text:style-name="T1">text fil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7" draw:id="id7" draw:layer="layout" svg:width="4.5cm" svg:height="1.6cm" svg:x="1.5cm" svg:y="24.3cm">
          <text:p text:style-name="P1"><text:span text:style-name="T1">main()</text:span></text:p>
          <text:p text:style-name="P1"><text:span text:style-name="T1">- free memory</text:span></text:p>
          <text:p text:style-name="P1"><text:span text:style-name="T1">- close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15cm" svg:x1="10.5cm" svg:y1="23cm" svg:x2="3.75cm" svg:y2="24.3cm" draw:start-shape="id6" draw:start-glue-point="2" draw:end-shape="id7" draw:end-glue-point="0" svg:d="M10500 23000v500h-6750v800" svg:viewBox="0 0 6751 1301">
          <text:p/>
        </draw:connector>
        <draw:connector draw:style-name="gr3" draw:text-style-name="P3" draw:layer="layout" svg:x1="3.75cm" svg:y1="25.9cm" svg:x2="3.75cm" svg:y2="26.7cm" draw:start-shape="id7" draw:start-glue-point="2" draw:end-shape="id8" draw:end-glue-point="0" svg:d="M3750 25900v800" svg:viewBox="0 0 1 801">
          <text:p/>
        </draw:connector>
        <draw:custom-shape draw:style-name="gr12" draw:text-style-name="P7" xml:id="id8" draw:id="id8" draw:layer="layout" svg:width="3cm" svg:height="1.4cm" svg:x="2.25cm" svg:y="26.7cm">
          <text:p text:style-name="P5"><text:span text:style-name="T5">exit</text:span><text:span text:style-name="T6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25M1S</meta:editing-duration>
    <meta:editing-cycles>23</meta:editing-cycles>
    <meta:generator>LibreOffice/4.4.7.2$Windows_x86 LibreOffice_project/f3153a8b245191196a4b6b9abd1d0da16eead600</meta:generator>
    <dc:date>2018-04-14T01:31:27.789000000</dc:date>
    <meta:document-statistic meta:object-count="20"/>
  </office:meta>
</office:document-meta>
</file>